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OLELinks/_1415458630" manifest:media-type="application/vnd.sun.star.oleobject"/>
  <manifest:file-entry manifest:full-path="content.xml" manifest:media-type="text/xml"/>
  <manifest:file-entry manifest:full-path="styles.xml" manifest:media-type="text/xml"/>
  <manifest:file-entry manifest:full-path="Pictures/1000000000000F810000059018F90BD826665EDC.jpg" manifest:media-type="image/jpe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Albany AMT" svg:font-family="'Albany AMT', Albany, Arial, 'Nimbus Sans L', 'Bitstream Vera Sans', Helvetica, Lucida, Geneva, Helmet, 'Andale Sans UI', 'Arial Unicode MS', 'Lucida Sans Unicode', Tahoma, sans-serif"/>
    <style:font-face style:name="Courier New" svg:font-family="'Courier New'" style:font-family-generic="moder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 style:master-page-name="Standard">
      <style:table-properties style:width="16.397cm" fo:margin-left="-0.199cm" style:page-number="auto" fo:break-before="page" table:align="left" style:writing-mode="lr-tb"/>
    </style:style>
    <style:style style:name="Tableau1.A" style:family="table-column">
      <style:table-column-properties style:column-width="8.19cm"/>
    </style:style>
    <style:style style:name="Tableau1.B" style:family="table-column">
      <style:table-column-properties style:column-width="8.207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margin-top="0.212cm" fo:margin-bottom="0cm" loext:contextual-spacing="false"/>
      <style:text-properties style:font-name="Ubuntu"/>
    </style:style>
    <style:style style:name="P4" style:family="paragraph" style:parent-style-name="Standard">
      <style:paragraph-properties fo:margin-top="0.212cm" fo:margin-bottom="0cm" loext:contextual-spacing="false" fo:text-align="center" style:justify-single-word="false"/>
      <style:text-properties style:font-name="Ubuntu"/>
    </style:style>
    <style:style style:name="P5" style:family="paragraph" style:parent-style-name="Standard">
      <style:paragraph-properties fo:margin-top="0.212cm" fo:margin-bottom="0cm" loext:contextual-spacing="false"/>
      <style:text-properties style:font-name="Ubuntu" officeooo:paragraph-rsid="0071fadb"/>
    </style:style>
    <style:style style:name="P6" style:family="paragraph" style:parent-style-name="Standard">
      <style:paragraph-properties fo:margin-top="0.212cm" fo:margin-bottom="0cm" loext:contextual-spacing="false"/>
      <style:text-properties style:font-name="Ubuntu" fo:font-size="10pt" officeooo:rsid="00a74117" officeooo:paragraph-rsid="00a74117" style:font-size-asian="10pt" style:font-size-complex="10pt"/>
    </style:style>
    <style:style style:name="P7" style:family="paragraph" style:parent-style-name="Standard">
      <style:paragraph-properties fo:margin-top="0.212cm" fo:margin-bottom="0cm" loext:contextual-spacing="false"/>
      <style:text-properties style:font-name="Ubuntu" fo:font-size="10pt" officeooo:rsid="00a2d177" officeooo:paragraph-rsid="00a2d177" style:font-size-asian="10pt" style:font-size-complex="10pt"/>
    </style:style>
    <style:style style:name="P8" style:family="paragraph" style:parent-style-name="Standard">
      <style:paragraph-properties fo:margin-top="0.212cm" fo:margin-bottom="0cm" loext:contextual-spacing="false"/>
      <style:text-properties style:font-name="Ubuntu" fo:font-size="10pt" officeooo:rsid="009f7e01" officeooo:paragraph-rsid="009f7e01" style:font-size-asian="10pt" style:font-size-complex="10pt"/>
    </style:style>
    <style:style style:name="P9" style:family="paragraph" style:parent-style-name="Standard">
      <style:paragraph-properties fo:margin-top="0.212cm" fo:margin-bottom="0cm" loext:contextual-spacing="false"/>
      <style:text-properties style:font-name="Ubuntu" fo:font-size="10pt" officeooo:rsid="009f7e01" officeooo:paragraph-rsid="00b2fcfd" style:font-size-asian="10pt" style:font-size-complex="10pt"/>
    </style:style>
    <style:style style:name="P10" style:family="paragraph" style:parent-style-name="Standard">
      <style:paragraph-properties fo:margin-top="0.212cm" fo:margin-bottom="0cm" loext:contextual-spacing="false"/>
      <style:text-properties style:font-name="Ubuntu" fo:font-size="10pt" officeooo:rsid="00af9153" officeooo:paragraph-rsid="00af9153" style:font-size-asian="10pt" style:font-size-complex="10pt"/>
    </style:style>
    <style:style style:name="P11" style:family="paragraph" style:parent-style-name="Standard">
      <style:paragraph-properties fo:margin-top="0.212cm" fo:margin-bottom="0cm" loext:contextual-spacing="false"/>
      <style:text-properties style:font-name="Ubuntu" fo:font-size="10pt" officeooo:rsid="00b2ad6d" officeooo:paragraph-rsid="00b2ad6d" style:font-size-asian="10pt" style:font-size-complex="10pt"/>
    </style:style>
    <style:style style:name="P12" style:family="paragraph" style:parent-style-name="Standard">
      <style:paragraph-properties fo:margin-top="0.212cm" fo:margin-bottom="0cm" loext:contextual-spacing="false"/>
      <style:text-properties style:font-name="Ubuntu" fo:font-size="10pt" officeooo:rsid="00b2fcfd" officeooo:paragraph-rsid="00b2fcfd" style:font-size-asian="10pt" style:font-size-complex="10pt"/>
    </style:style>
    <style:style style:name="P13" style:family="paragraph" style:parent-style-name="Standard">
      <style:paragraph-properties fo:margin-top="0.212cm" fo:margin-bottom="0cm" loext:contextual-spacing="false"/>
      <style:text-properties style:font-name="Ubuntu" fo:font-size="10pt" officeooo:rsid="00b45a1b" officeooo:paragraph-rsid="00b45a1b" style:font-size-asian="10pt" style:font-size-complex="10pt"/>
    </style:style>
    <style:style style:name="P14" style:family="paragraph" style:parent-style-name="Standard" style:master-page-name="">
      <style:paragraph-properties fo:margin-top="0.212cm" fo:margin-bottom="0cm" loext:contextual-spacing="false" style:page-number="auto" fo:break-before="auto" fo:break-after="auto"/>
      <style:text-properties style:font-name="Ubuntu" style:font-name-complex="Arial"/>
    </style:style>
    <style:style style:name="P15" style:family="paragraph" style:parent-style-name="Standard" style:list-style-name="L1">
      <style:paragraph-properties fo:margin-top="0.212cm" fo:margin-bottom="0cm" loext:contextual-spacing="false"/>
      <style:text-properties style:font-name="Ubuntu" fo:font-size="10pt" officeooo:rsid="009f7e01" officeooo:paragraph-rsid="009f7e01" style:font-size-asian="10pt" style:font-size-complex="10pt"/>
    </style:style>
    <style:style style:name="P16" style:family="paragraph" style:parent-style-name="Standard">
      <style:paragraph-properties fo:margin-top="0.212cm" fo:margin-bottom="0cm" loext:contextual-spacing="false"/>
      <style:text-properties style:font-name="Ubuntu" fo:font-size="10pt" officeooo:rsid="009f7e01" officeooo:paragraph-rsid="00b67b3d" style:font-size-asian="10pt" style:font-size-complex="10pt"/>
    </style:style>
    <style:style style:name="P17" style:family="paragraph" style:parent-style-name="Standard" style:list-style-name="L1">
      <style:paragraph-properties fo:margin-top="0.212cm" fo:margin-bottom="0cm" loext:contextual-spacing="false"/>
      <style:text-properties style:font-name="Ubuntu" fo:font-size="10pt" officeooo:rsid="00a17e00" officeooo:paragraph-rsid="00ae3092" style:font-size-asian="10pt" style:font-size-complex="10pt"/>
    </style:style>
    <style:style style:name="P18" style:family="paragraph" style:parent-style-name="Standard" style:list-style-name="L2">
      <style:paragraph-properties fo:margin-top="0.212cm" fo:margin-bottom="0cm" loext:contextual-spacing="false"/>
      <style:text-properties style:font-name="Ubuntu" fo:font-size="10pt" officeooo:rsid="00a17e00" officeooo:paragraph-rsid="00a17e00" style:font-size-asian="10pt" style:font-size-complex="10pt"/>
    </style:style>
    <style:style style:name="P19" style:family="paragraph" style:parent-style-name="Standard" style:list-style-name="L2">
      <style:paragraph-properties fo:margin-top="0.212cm" fo:margin-bottom="0cm" loext:contextual-spacing="false"/>
      <style:text-properties style:font-name="Ubuntu" fo:font-size="10pt" officeooo:rsid="00a17e00" officeooo:paragraph-rsid="00a2d177" style:font-size-asian="10pt" style:font-size-complex="10pt"/>
    </style:style>
    <style:style style:name="P20" style:family="paragraph" style:parent-style-name="Standard" style:list-style-name="L3">
      <style:paragraph-properties fo:margin-top="0.212cm" fo:margin-bottom="0cm" loext:contextual-spacing="false"/>
      <style:text-properties style:font-name="Ubuntu" fo:font-size="10pt" officeooo:rsid="00a17e00" officeooo:paragraph-rsid="00a2d177" style:font-size-asian="10pt" style:font-size-complex="10pt"/>
    </style:style>
    <style:style style:name="P21" style:family="paragraph" style:parent-style-name="Standard" style:list-style-name="L1">
      <style:paragraph-properties fo:margin-top="0.212cm" fo:margin-bottom="0cm" loext:contextual-spacing="false"/>
      <style:text-properties style:font-name="Ubuntu" fo:font-size="10pt" officeooo:rsid="00b2fcfd" officeooo:paragraph-rsid="00b25fa7" style:font-size-asian="10pt" style:font-size-complex="10pt"/>
    </style:style>
    <style:style style:name="P22" style:family="paragraph" style:parent-style-name="Standard" style:list-style-name="L3">
      <style:paragraph-properties fo:margin-top="0.212cm" fo:margin-bottom="0cm" loext:contextual-spacing="false"/>
      <style:text-properties style:font-name="Ubuntu" fo:font-size="10pt" officeooo:rsid="00a2d177" officeooo:paragraph-rsid="00a2d177" style:font-size-asian="10pt" style:font-size-complex="10pt"/>
    </style:style>
    <style:style style:name="P23" style:family="paragraph" style:parent-style-name="Standard" style:list-style-name="L3">
      <style:paragraph-properties fo:margin-top="0.212cm" fo:margin-bottom="0cm" loext:contextual-spacing="false"/>
      <style:text-properties style:font-name="Ubuntu" fo:font-size="10pt" officeooo:rsid="00a4a974" officeooo:paragraph-rsid="00a4a974" style:font-size-asian="10pt" style:font-size-complex="10pt"/>
    </style:style>
    <style:style style:name="P24" style:family="paragraph" style:parent-style-name="Standard" style:list-style-name="L3">
      <style:paragraph-properties fo:margin-top="0.212cm" fo:margin-bottom="0cm" loext:contextual-spacing="false"/>
      <style:text-properties style:font-name="Ubuntu" fo:font-size="10pt" officeooo:rsid="00a4a974" officeooo:paragraph-rsid="00a74117" style:font-size-asian="10pt" style:font-size-complex="10pt"/>
    </style:style>
    <style:style style:name="P25" style:family="paragraph" style:parent-style-name="Standard" style:list-style-name="L3">
      <style:paragraph-properties fo:margin-top="0.212cm" fo:margin-bottom="0cm" loext:contextual-spacing="false"/>
      <style:text-properties style:font-name="Ubuntu" fo:font-size="10pt" officeooo:rsid="00a4a974" officeooo:paragraph-rsid="00ab756e" style:font-size-asian="10pt" style:font-size-complex="10pt"/>
    </style:style>
    <style:style style:name="P26" style:family="paragraph" style:parent-style-name="Standard" style:list-style-name="L4">
      <style:paragraph-properties fo:margin-top="0.212cm" fo:margin-bottom="0cm" loext:contextual-spacing="false"/>
      <style:text-properties style:font-name="Ubuntu" fo:font-size="10pt" officeooo:rsid="00a7d986" officeooo:paragraph-rsid="00a7d986" style:font-size-asian="10pt" style:font-size-complex="10pt"/>
    </style:style>
    <style:style style:name="P27" style:family="paragraph" style:parent-style-name="Standard" style:list-style-name="L5">
      <style:paragraph-properties fo:margin-top="0.212cm" fo:margin-bottom="0cm" loext:contextual-spacing="false"/>
      <style:text-properties style:font-name="Ubuntu" fo:font-size="10pt" officeooo:rsid="00af9153" officeooo:paragraph-rsid="00af9153" style:font-size-asian="10pt" style:font-size-complex="10pt"/>
    </style:style>
    <style:style style:name="P28" style:family="paragraph" style:parent-style-name="Standard" style:list-style-name="L6">
      <style:paragraph-properties fo:margin-top="0.212cm" fo:margin-bottom="0cm" loext:contextual-spacing="false"/>
      <style:text-properties style:font-name="Ubuntu" fo:font-size="10pt" officeooo:rsid="00af9153" officeooo:paragraph-rsid="00af9153" style:font-size-asian="10pt" style:font-size-complex="10pt"/>
    </style:style>
    <style:style style:name="P29" style:family="paragraph" style:parent-style-name="Standard" style:list-style-name="L6">
      <style:paragraph-properties fo:margin-top="0.212cm" fo:margin-bottom="0cm" loext:contextual-spacing="false"/>
      <style:text-properties style:font-name="Ubuntu" fo:font-size="10pt" officeooo:rsid="00b1196a" officeooo:paragraph-rsid="00b1196a" style:font-size-asian="10pt" style:font-size-complex="10pt"/>
    </style:style>
    <style:style style:name="P30" style:family="paragraph" style:parent-style-name="Heading_20_1" style:list-style-name="L1">
      <style:paragraph-properties fo:margin-top="0.212cm" fo:margin-bottom="0cm" loext:contextual-spacing="false"/>
      <style:text-properties style:font-name="Ubuntu" fo:font-size="10pt" officeooo:rsid="00a17e00" officeooo:paragraph-rsid="00b25fa7" style:font-size-asian="10pt" style:font-size-complex="10pt"/>
    </style:style>
    <style:style style:name="T1" style:family="text">
      <style:text-properties fo:font-size="14pt" fo:font-weight="bold" style:font-size-asian="14pt" style:font-weight-asian="bold" style:font-name-complex="Arial" style:font-size-complex="14pt"/>
    </style:style>
    <style:style style:name="T2" style:family="text">
      <style:text-properties fo:font-size="14pt" fo:font-weight="bold" officeooo:rsid="0061e1aa" style:font-size-asian="14pt" style:font-weight-asian="bold" style:font-name-complex="Arial" style:font-size-complex="14pt"/>
    </style:style>
    <style:style style:name="T3" style:family="text">
      <style:text-properties fo:font-size="14pt" fo:font-weight="bold" officeooo:rsid="005417fc" style:font-size-asian="14pt" style:font-weight-asian="bold" style:font-name-complex="Arial" style:font-size-complex="14pt"/>
    </style:style>
    <style:style style:name="T4" style:family="text">
      <style:text-properties fo:font-size="14pt" fo:font-weight="bold" officeooo:rsid="007ccba3" style:font-size-asian="14pt" style:font-weight-asian="bold" style:font-name-complex="Arial" style:font-size-complex="14pt"/>
    </style:style>
    <style:style style:name="T5" style:family="text">
      <style:text-properties fo:font-size="14pt" fo:font-weight="bold" officeooo:rsid="009f7e01" style:font-size-asian="14pt" style:font-weight-asian="bold" style:font-name-complex="Arial" style:font-size-complex="14pt"/>
    </style:style>
    <style:style style:name="T6" style:family="text">
      <style:text-properties style:font-name-complex="Arial"/>
    </style:style>
    <style:style style:name="T7" style:family="text">
      <style:text-properties officeooo:rsid="00267b42" style:font-name-complex="Arial"/>
    </style:style>
    <style:style style:name="T8" style:family="text">
      <style:text-properties officeooo:rsid="00363a6c" style:font-name-complex="Arial"/>
    </style:style>
    <style:style style:name="T9" style:family="text">
      <style:text-properties officeooo:rsid="007752a8" style:font-name-complex="Arial"/>
    </style:style>
    <style:style style:name="T10" style:family="text">
      <style:text-properties officeooo:rsid="009f7e01" style:font-name-complex="Arial"/>
    </style:style>
    <style:style style:name="T11" style:family="text">
      <style:text-properties officeooo:rsid="00a17e00"/>
    </style:style>
    <style:style style:name="T12" style:family="text">
      <style:text-properties officeooo:rsid="00a2d177"/>
    </style:style>
    <style:style style:name="T13" style:family="text">
      <style:text-properties officeooo:rsid="00a5f214"/>
    </style:style>
    <style:style style:name="T14" style:family="text">
      <style:text-properties officeooo:rsid="00a74117"/>
    </style:style>
    <style:style style:name="T15" style:family="text">
      <style:text-properties officeooo:rsid="00ab756e"/>
    </style:style>
    <style:style style:name="T16" style:family="text">
      <style:text-properties officeooo:rsid="00ae3092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b25fa7" style:font-weight-asian="normal" style:font-weight-complex="normal"/>
    </style:style>
    <style:style style:name="T19" style:family="text">
      <style:text-properties fo:font-weight="normal" officeooo:rsid="00b2ad6d" style:font-weight-asian="normal" style:font-weight-complex="normal"/>
    </style:style>
    <style:style style:name="T20" style:family="text">
      <style:text-properties style:text-line-through-style="solid" style:text-line-through-type="single"/>
    </style:style>
    <style:style style:name="T21" style:family="text">
      <style:text-properties officeooo:rsid="00b2ad6d"/>
    </style:style>
    <style:style style:name="T22" style:family="text">
      <style:text-properties officeooo:rsid="00b2fcfd"/>
    </style:style>
    <style:style style:name="T23" style:family="text">
      <style:text-properties officeooo:rsid="00b45a1b"/>
    </style:style>
    <style:style style:name="T24" style:family="text"/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columns-spanned="2" office:value-type="string">
            <text:p text:style-name="P4"><text:span text:style-name="T1">Fiche d’</text:span><text:span text:style-name="T4">investigation</text:span><text:span text:style-name="T2"> </text:span><text:span text:style-name="T1">N°</text:span><text:span text:style-name="T3">2</text:span><text:span text:style-name="T5">8</text:span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3"><text:span text:style-name="T6">Date d’ouverture : </text:span><text:span text:style-name="T10">02</text:span><text:span text:style-name="T9">/</text:span><text:span text:style-name="T10">10</text:span><text:span text:style-name="T7">/201</text:span><text:span text:style-name="T8">6</text:span></text:p>
          </table:table-cell>
          <table:table-cell table:style-name="Tableau1.B2" office:value-type="string">
            <text:p text:style-name="P5"><text:span text:style-name="T6">Date de clôture : <text:s text:c="20"/> 4</text:span><text:bookmark text:name="_1410176768"/><text:bookmark text:name="_1410177184"/><text:bookmark text:name="_1415458630"/><text:bookmark text:name="_1418046982"/><field:fieldmark-start text:name="__Fieldmark__67_1865066015" field:type="vnd.oasis.opendocument.field.UNHANDLED"><field:param field:name="vnd.oasis.opendocument.field.code" field:value=" LINK Excel.Sheet.8 &quot;E:\\SCAO\\Projet SCAO\\Anomalies\\Gestion des anomalies.xls&quot; &quot;Feuil1!L5C4&quot; \a \f 4 \r  \* MERGEFORMAT "/><field:param field:name="vnd.oasis.opendocument.field.id" field:value="56"/><field:param field:name="vnd.oasis.opendocument.field.ole" field:value="_1415458630"/></field:fieldmark-start><field:fieldmark-end/></text:p>
          </table:table-cell>
        </table:table-row>
        <table:table-row table:style-name="Tableau1.1">
          <table:table-cell table:style-name="Tableau1.B2" table:number-columns-spanned="2" office:value-type="string">
            <text:p text:style-name="P8"><text:span text:style-name="T21">Gestion </text:span>de <text:span text:style-name="T21">la </text:span>batterie <text:span text:style-name="T21">Li-Ion</text:span></text:p>
            <text:p text:style-name="P11">La gestion de la batterie Lipo <text:span text:style-name="T22">concerne sa charge, sa décharge et la supervision de son bon fonctionnement.</text:span></text:p>
            <text:p text:style-name="P16"><text:span text:style-name="T22">L</text:span>a batterie <text:span text:style-name="T21">Li-Ion</text:span> 6SP652535 <text:a xlink:type="simple" xlink:href="http://www.batteryspace.com/Polymer-Li-Ion-battery-Module-3.7V-400mAh-0.4Wh-0.8A-rate-with-PCB---UN.aspx" text:style-name="Internet_20_link" text:visited-style-name="Visited_20_Internet_20_Link"><text:span text:style-name="T11">http://www.batteryspace.com/Polymer-Li-Ion-battery-Module-3.7V-400mAh-0.4Wh-0.8A-rate-with-PCB---UN.aspx</text:span></text:a><text:span text:style-name="T11"> </text:span></text:p>
            <text:p text:style-name="P9"><text:span text:style-name="T22">Matériel</text:span> :</text:p>
            <text:list xml:id="list2017582605104770567" text:style-name="L1">
              <text:list-item>
                <text:p text:style-name="P15"><text:span text:style-name="T22">le</text:span> microcontrôleur teensy 3.2</text:p>
              </text:list-item>
              <text:list-item>
                <text:p text:style-name="P17">quelques composants (<text:span text:style-name="T20">transistors 2N2222A</text:span>, diodes, résistances)</text:p>
              </text:list-item>
              <text:list-item>
                <text:p text:style-name="P21">le MCP73831 (charge management controller)</text:p>
              </text:list-item>
              <text:list-item>
                <text:h text:style-name="P30" text:outline-level="1"><text:span text:style-name="T18">le </text:span><text:span text:style-name="T17">SparkFun LiPo Charger Basic – Micro-USB </text:span><text:span text:style-name="T18">équipé du <text:s/>MCP73831 comme référence aux essais et aux mesures, </text:span><text:span text:style-name="T19">la résistance de programmation a été changé par Yannick (2K → 4.7K).</text:span></text:h>
              </text:list-item>
            </text:list>
            <text:p text:style-name="P12">Le <text:s/>MCP73831 utilise un algorithme « courant/tension constants ».</text:p>
            <text:p text:style-name="P13">Le teensy 3.2 réalise des mesures physiques, les analyse et prévient l’utilisateur par l’allumage de leds relatif au fonctionnement de la batterie.</text:p>
            <text:p text:style-name="P13">En théorie :</text:p>
            <text:list xml:id="list4160474362673112381" text:style-name="L2">
              <text:list-item>
                <text:p text:style-name="P18">La tension délivrée par la batterie est de 3.7 Volts.</text:p>
              </text:list-item>
              <text:list-item>
                <text:p text:style-name="P19">La tension délivrée par la connectique USB est au environ des 5 Volts.</text:p>
              </text:list-item>
            </text:list>
            <text:p text:style-name="P7">E<text:span text:style-name="T23">n pratique, les m</text:span>esures :</text:p>
            <text:list xml:id="list9119694086224812045" text:style-name="L3">
              <text:list-item>
                <text:p text:style-name="P22">Vbat=4.13</text:p>
              </text:list-item>
              <text:list-item>
                <text:p text:style-name="P22">Vusb=4.97</text:p>
              </text:list-item>
              <text:list-item>
                <text:p text:style-name="P22">V0(état 0)=0.001</text:p>
              </text:list-item>
              <text:list-item>
                <text:p text:style-name="P20"><text:span text:style-name="T12">V0(état 1)=</text:span> <text:span text:style-name="T13">3.27</text:span></text:p>
              </text:list-item>
              <text:list-item>
                <text:p text:style-name="P23">Ich=20mA en diminution à 12h (led rouge du chargeur allumé<text:span text:style-name="T13">e</text:span>)</text:p>
              </text:list-item>
              <text:list-item>
                <text:p text:style-name="P23">Ich=<text:span text:style-name="T13">68</text:span>mA <text:span text:style-name="T13">à 12h21 </text:span>(led rouge du chargeur <text:span text:style-name="T13">allumé</text:span>e)</text:p>
              </text:list-item>
              <text:list-item>
                <text:p text:style-name="P24">Ich=<text:span text:style-name="T14">6.2</text:span>mA <text:span text:style-name="T13">à 12h38 </text:span>(led rouge du chargeur <text:span text:style-name="T13">allumé</text:span>e)</text:p>
              </text:list-item>
              <text:list-item>
                <text:p text:style-name="P25">Ich=<text:span text:style-name="T15">4.7</text:span>mA <text:span text:style-name="T13">à 14h17 </text:span>(led rouge du chargeur <text:span text:style-name="T13">allumé</text:span>e)</text:p>
              </text:list-item>
            </text:list>
            <text:p text:style-name="P6"><text:span text:style-name="T23">leur </text:span>Interprétation :</text:p>
            <text:list xml:id="list8988589854979173714" text:style-name="L4">
              <text:list-item>
                <text:p text:style-name="P26">Vbat=4.13 est supérieure à la valeur théorique de 3.7</text:p>
              </text:list-item>
              <text:list-item>
                <text:p text:style-name="P26">V0=3.27 est insuffisant pour charger la batterie, il faut envisager de l’amplifier de manière à s’approcher de Vusb.</text:p>
              </text:list-item>
            </text:list>
            <text:p text:style-name="P10">Constat :</text:p>
            <text:list xml:id="list5969796255767935893" text:style-name="L5">
              <text:list-item>
                <text:p text:style-name="P27">réaliser la régulation avec un ou plusieurs transistors ne semblent pas réaliste à cause de la faible différence de tension entre Vusb et Vbat, soit 0.84 V en regard de la tension Vbe d’environ 0.6 V d’un transistor 2N2222A.</text:p>
              </text:list-item>
            </text:list>
            <text:p text:style-name="P10">Orientation du projet :</text:p>
            <text:list xml:id="list3273219694733553994" text:style-name="L6">
              <text:list-item>
                <text:p text:style-name="P28"><text:soft-page-break/>utiliser le circuit <text:s/><text:span text:style-name="T16">MCP73831</text:span></text:p>
              </text:list-item>
              <text:list-item>
                <text:p text:style-name="P29">le teensy 3.2 supervise :</text:p>
                <text:list>
                  <text:list-item>
                    <text:p text:style-name="P29">la charge en faisant des mesures périodiques et en allumant des leds si nécessaire.</text:p>
                  </text:list-item>
                  <text:list-item>
                    <text:p text:style-name="P29">La décharge en faisant des mesures périodiques et en alertant l’utilisateur par l’allumage de leds.</text:p>
                  </text:list-item>
                </text:list>
              </text:list-item>
            </text:list>
          </table:table-cell>
          <table:covered-table-cell/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Albany AMT" svg:font-family="'Albany AMT', Albany, Arial, 'Nimbus Sans L', 'Bitstream Vera Sans', Helvetica, Lucida, Geneva, Helmet, 'Andale Sans UI', 'Arial Unicode MS', 'Lucida Sans Unicode', Tahoma, sans-serif"/>
    <style:font-face style:name="Courier New" svg:font-family="'Courier New'" style:font-family-generic="moder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176cm" loext:contextual-spacing="false"/>
      <style:text-properties style:font-name="Albany AMT" fo:font-family="'Albany AMT', Albany, Arial, 'Nimbus Sans L', 'Bitstream Vera Sans', Helvetica, Lucida, Geneva, Helmet, 'Andale Sans UI', 'Arial Unicode MS', 'Lucida Sans Unicode', Tahoma, sans-serif" fo:font-size="14pt" fo:font-weight="bold" style:font-name-asian="Albany AMT" style:font-family-asian="'Albany AMT', Albany, Arial, 'Nimbus Sans L', 'Bitstream Vera Sans', Helvetica, Lucida, Geneva, Helmet, 'Andale Sans UI', 'Arial Unicode MS', 'Lucida Sans Unicode', Tahoma, sans-serif" style:font-size-asian="14pt" style:font-weight-asian="bold" style:font-name-complex="Albany AMT" style:font-family-complex="'Albany AMT', Albany, Arial, 'Nimbus Sans L', 'Bitstream Vera Sans', Helvetica, Lucida, Geneva, Helmet, 'Andale Sans UI', 'Arial Unicode MS', 'Lucida Sans Unicode', Tahoma, sans-serif" style:font-size-complex="14pt" style:font-weight-complex="bold"/>
    </style:style>
    <style:style style:name="Corps_20_de_20_texte.listitem" style:display-name="Corps de texte.listitem" style:family="paragraph" style:parent-style-name="Text_20_body">
      <style:text-properties style:font-name="Albany AMT" fo:font-family="'Albany AMT', Albany, Arial, 'Nimbus Sans L', 'Bitstream Vera Sans', Helvetica, Lucida, Geneva, Helmet, 'Andale Sans UI', 'Arial Unicode MS', 'Lucida Sans Unicode', Tahoma, sans-serif" style:font-name-asian="Albany AMT" style:font-family-asian="'Albany AMT', Albany, Arial, 'Nimbus Sans L', 'Bitstream Vera Sans', Helvetica, Lucida, Geneva, Helmet, 'Andale Sans UI', 'Arial Unicode MS', 'Lucida Sans Unicode', Tahoma, sans-serif" style:font-name-complex="Albany AMT" style:font-family-complex="'Albany AMT', Albany, Arial, 'Nimbus Sans L', 'Bitstream Vera Sans', Helvetica, Lucida, Geneva, Helmet, 'Andale Sans UI', 'Arial Unicode MS', 'Lucida Sans Unicode', Tahoma, sans-serif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Page_20_Number" style:display-name="Page Number" style:family="text" style:parent-style-name="Police_20_par_20_défau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itation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z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4z2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4z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4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4z5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4" style:family="table">
      <style:table-properties style:width="16.26cm" fo:margin-left="-0.199cm" table:align="left" style:writing-mode="lr-tb"/>
    </style:style>
    <style:style style:name="Tableau4.A" style:family="table-column">
      <style:table-column-properties style:column-width="14.122cm"/>
    </style:style>
    <style:style style:name="Tableau4.B" style:family="table-column">
      <style:table-column-properties style:column-width="2.138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/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.251cm" fo:margin-left="2.501cm" fo:margin-right="2.501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5cm" fo:margin-left="0cm" fo:margin-right="0cm" fo:margin-bottom="0.152cm" style:dynamic-spacing="true"/>
      </style:header-style>
      <style:footer-style>
        <style:header-footer-properties fo:min-height="0.25cm" fo:margin-left="0cm" fo:margin-right="0cm" fo:margin-top="0.152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2" text:anchor-type="as-char" svg:width="6.636cm" svg:height="2.381cm" draw:z-index="1"><draw:image xlink:href="Pictures/1000000000000F810000059018F90BD826665EDC.jpg" xlink:type="simple" xlink:show="embed" xlink:actuate="onLoad"/></draw:frame></text:p>
      </style:header>
      <style:footer>
        <table:table table:name="Tableau4" table:style-name="Tableau4">
          <table:table-column table:style-name="Tableau4.A"/>
          <table:table-column table:style-name="Tableau4.B"/>
          <table:table-row table:style-name="Tableau4.1">
            <table:table-cell table:style-name="Tableau4.A1" office:value-type="string">
              <text:p text:style-name="Footer"><text:file-name text:display="full">/media/leruste/SAUVEGARDE1/Données/SCAO/Projet_SCAO/Anomalies/Fiche d'anomalie N°28.odt</text:file-name></text:p>
            </table:table-cell>
            <table:table-cell table:style-name="Tableau4.B1" office:value-type="string">
              <text:p text:style-name="MP2"><text:span text:style-name="Page_20_Number">Page </text:span><text:span text:style-name="Page_20_Number"><text:page-number text:select-page="current">2</text:page-number></text:span><text:span text:style-name="Page_20_Number">/</text:span><text:span text:style-name="Page_20_Number"><text:page-count style:num-format="1">2</text:page-count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iche d’anomalie N°1</dc:title>
    <meta:initial-creator>Propriétaire</meta:initial-creator>
    <meta:creation-date>2014-10-03T17:19:00</meta:creation-date>
    <dc:date>2016-10-03T17:16:04.749265644</dc:date>
    <meta:print-date>2016-10-03T12:12:19.868233683</meta:print-date>
    <meta:editing-cycles>46</meta:editing-cycles>
    <meta:editing-duration>PT4H10M17S</meta:editing-duration>
    <meta:generator>LibreOffice/5.1.4.2$Linux_x86 LibreOffice_project/10m0$Build-2</meta:generator>
    <meta:document-statistic meta:table-count="2" meta:image-count="1" meta:object-count="0" meta:page-count="2" meta:paragraph-count="38" meta:word-count="330" meta:character-count="2111" meta:non-whitespace-character-count="1816"/>
  </office:meta>
</office:document-meta>
</file>